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Courier New" svg:font-family="'Courier New'" style:font-family-generic="modern" style:font-pitch="fixed"/>
    <style:font-face style:name="FreeSans" svg:font-family="FreeSans" style:font-family-generic="swiss" style:font-pitch="variable"/>
    <style:font-face style:name="FreeSerif" svg:font-family="FreeSerif" style:font-family-generic="system"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top="0.0791in" fo:margin-bottom="0.0791in" style:contextual-spacing="false"/>
      <style:text-properties style:font-name="FreeSans"/>
    </style:style>
    <style:style style:name="P2" style:family="paragraph" style:parent-style-name="Standard">
      <style:paragraph-properties fo:margin-top="0.0791in" fo:margin-bottom="0.0791in" style:contextual-spacing="false"/>
      <style:text-properties style:font-name="FreeSans" fo:language="en" fo:country="GB"/>
    </style:style>
    <style:style style:name="P3" style:family="paragraph" style:parent-style-name="Standard">
      <style:paragraph-properties fo:margin-top="0.0791in" fo:margin-bottom="0.0791in" style:contextual-spacing="false"/>
    </style:style>
    <style:style style:name="P4" style:family="paragraph" style:parent-style-name="Standard" style:master-page-name="MP0">
      <style:paragraph-properties fo:margin-top="0.0791in" fo:margin-bottom="0.0791in" style:contextual-spacing="false" style:page-number="auto" fo:break-before="page"/>
      <style:text-properties style:font-name="FreeSans"/>
    </style:style>
    <style:style style:name="P5" style:family="paragraph" style:parent-style-name="Standard">
      <style:paragraph-properties fo:margin-top="0.0791in" fo:margin-bottom="0.0791in" style:contextual-spacing="false"/>
    </style:style>
    <style:style style:name="P6" style:family="paragraph" style:parent-style-name="Standard">
      <style:paragraph-properties fo:margin-top="0.0791in" fo:margin-bottom="0.0791in" style:contextual-spacing="false"/>
      <style:text-properties officeooo:paragraph-rsid="00155b1e"/>
    </style:style>
    <style:style style:name="P7" style:family="paragraph" style:parent-style-name="Standard">
      <style:paragraph-properties fo:margin-top="0.0791in" fo:margin-bottom="0.0791in" style:contextual-spacing="false"/>
      <style:text-properties officeooo:paragraph-rsid="00174e2b"/>
    </style:style>
    <style:style style:name="P8" style:family="paragraph" style:parent-style-name="Standard">
      <style:paragraph-properties fo:margin-top="0.0791in" fo:margin-bottom="0.0791in" style:contextual-spacing="false"/>
      <style:text-properties officeooo:paragraph-rsid="001ab5a5"/>
    </style:style>
    <style:style style:name="P9" style:family="paragraph" style:parent-style-name="Standard">
      <style:paragraph-properties fo:margin-top="0.0791in" fo:margin-bottom="0.0791in" style:contextual-spacing="false"/>
      <style:text-properties officeooo:paragraph-rsid="001cf8e9"/>
    </style:style>
    <style:style style:name="T1" style:family="text">
      <style:text-properties style:font-name="FreeSans"/>
    </style:style>
    <style:style style:name="T2" style:family="text">
      <style:text-properties style:font-name="FreeSans" fo:language="en" fo:country="GB"/>
    </style:style>
    <style:style style:name="T3" style:family="text">
      <style:text-properties style:font-name="FreeSans" fo:language="en" fo:country="GB" officeooo:rsid="00155b1e"/>
    </style:style>
    <style:style style:name="T4" style:family="text">
      <style:text-properties style:font-name="FreeSans" fo:language="en" fo:country="GB" officeooo:rsid="00174e2b"/>
    </style:style>
    <style:style style:name="T5" style:family="text">
      <style:text-properties style:font-name="FreeSans" fo:language="en" fo:country="GB" officeooo:rsid="001804f2"/>
    </style:style>
    <style:style style:name="T6" style:family="text">
      <style:text-properties style:font-name="FreeSans" fo:language="en" fo:country="GB" officeooo:rsid="001ab5a5"/>
    </style:style>
    <style:style style:name="T7" style:family="text">
      <style:text-properties style:font-name="FreeSans" fo:language="en" fo:country="GB" officeooo:rsid="001cf8e9"/>
    </style:style>
    <style:style style:name="T8" style:family="text">
      <style:text-properties officeooo:rsid="00155b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ar professors, dear classmates,</text:p>
      <text:p text:style-name="P1">Welcome to our presentation about our solar tracker!</text:p>
      <text:p text:style-name="P1">In this presentation we want to talk about the challenges we faced when building and constructing our solar tracker. After the presentation we will show the solar tracker in action, and finally we will show a short video summarizing the whole process of the project.</text:p>
      <text:p text:style-name="P1">So, where did we face problems?</text:p>
      <text:p text:style-name="P3"><text:span text:style-name="Default_20_Paragraph_20_Font"><text:span text:style-name="T1">The problems we faced, in chronological order, were with the </text:span></text:span><text:span text:style-name="Default_20_Paragraph_20_Font"><text:span text:style-name="T2">Power supply, the LCD-Case mounting, the Construction of the Gears, the Servo Movement, the Wiring, and the AD-Converter.</text:span></text:span></text:p>
      <text:p text:style-name="P2">First, we will explain the problems with the power supply. The problem with using only one power supply is that the servos need so much current that the voltage drops too low, and the Arduino resets itself. To solve this, we used two different 5 Volt power supplies, one for the servos and one for the rest of the electronics. The power supplies we used were salvaged from old phone chargers, and put in a custom designed case, as seen in the picture. To connect the power supplies to the solar tracker we used a 3.5mm audio cable, because it has the exact number of conductors we <text:span text:style-name="T8">require</text:span>. (One for <text:span text:style-name="T8">a common</text:span> <text:span text:style-name="T8">g</text:span>round, one for the 5 volts for the servos, and one for the 5 volts for the rest of the electronics).</text:p>
      <text:p text:style-name="P3"><text:span text:style-name="Default_20_Paragraph_20_Font"><text:span text:style-name="T2">The next problem was with the mounting of the LCD-Case </text:span></text:span><text:span text:style-name="Default_20_Paragraph_20_Font"><text:span text:style-name="T3">to the main case. We could not use screws because most of the space was already </text:span></text:span><text:span text:style-name="Default_20_Paragraph_20_Font"><text:span text:style-name="T7">taken up</text:span></text:span><text:span text:style-name="Default_20_Paragraph_20_Font"><text:span text:style-name="T3"> by our PCB and Arduino. And even if we could fit them somewhere, it would make the 3D printing process unnecessarily complicated. Our solution was to let the LCD-Case hang from the main case using two hooks. This is not perfect as there is still a small gap between the two parts on the lower side, due to the machining tolerances, but you can easily assemble and disassemble it.</text:span></text:span></text:p>
      <text:p text:style-name="P6"><text:span text:style-name="Default_20_Paragraph_20_Font"><text:span text:style-name="T3">The problem which caused us the most frustration was the construction of the gears. </text:span></text:span><text:span text:style-name="Default_20_Paragraph_20_Font"><text:span text:style-name="T4">We search</text:span></text:span><text:span text:style-name="Default_20_Paragraph_20_Font"><text:span text:style-name="T7">ed</text:span></text:span><text:span text:style-name="Default_20_Paragraph_20_Font"><text:span text:style-name="T4"> for a method to create a gear directly in Creo, but did not find anything useful. There were websites for creating gears, but they did only output 2D files, which you could not simply extrude to 3D in Creo. So we painstakingly recreated the 2D curve in Creo as you can see in the left picture. And after many crashes we finally managed to create the gears in Creo. We had to go through this process two times because we decided to change the size of the gear teeth.</text:span></text:span></text:p>
      <text:p text:style-name="P7"><text:span text:style-name="Default_20_Paragraph_20_Font"><text:span text:style-name="T4">Another pain point in the journey to our finished genius invention was that the movement limitations of the servos were advertised as zero to 180 degrees, but in reality were about 10 degrees lower. </text:span></text:span><text:span text:style-name="Default_20_Paragraph_20_Font"><text:span text:style-name="T5">We mitigated this problem by limiting the movement in our software. This was not really a problem for the upper servo, because we already intended to do that anyway, but it was more frustrating for the lower servo because we could not reach a full 360-degree rotation any more.</text:span></text:span></text:p>
      <text:p text:style-name="P8"><text:span text:style-name="Default_20_Paragraph_20_Font"><text:span text:style-name="T6">Our penultimate problem was the wiring. We wanted to keep the servo wires and measuring wires separate, so we had to model an extra hole for the servo wires. The measuring wires also had to be very thin, because the inner diameter of our shaft was restricted by the bearing.</text:span></text:span></text:p>
      <text:p text:style-name="P8"><text:span text:style-name="Default_20_Paragraph_20_Font"><text:span text:style-name="T6">While testing our finished product we encountered our (hopefully) last hurdle. The Arduino is receiving a value from the ADC that is too low. We have tried to troubleshoot the problem a </text:span></text:span><text:soft-page-break/><text:span text:style-name="Default_20_Paragraph_20_Font"><text:span text:style-name="T6">bit, but could not find the cause, so we opted for fixing the problem in software by mapping the value from the ADC to a larger value.</text:span></text:span></text:p>
      <text:p text:style-name="P9"><text:span text:style-name="Default_20_Paragraph_20_Font"><text:span text:style-name="T7">This concludes our presentation. We will answer questions at the end of the video, so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Courier New" svg:font-family="'Courier New'" style:font-family-generic="modern" style:font-pitch="fixed"/>
    <style:font-face style:name="FreeSans" svg:font-family="FreeSans" style:font-family-generic="swiss" style:font-pitch="variable"/>
    <style:font-face style:name="FreeSerif" svg:font-family="FreeSerif" style:font-family-generic="system"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Cantarell" style:font-size-asian="12pt" style:language-asian="zh" style:country-asian="CN" style:font-style-asian="normal" style:font-weight-asian="normal" style:font-name-complex="FreeSerif"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Cantarell" style:font-size-asian="12pt" style:language-asian="zh" style:country-asian="CN" style:font-style-asian="normal" style:font-weight-asian="normal" style:font-name-complex="FreeSerif"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3-06-20T08:02:00Z</meta:creation-date>
    <dc:date>2023-06-20T20:29:04.293388072</dc:date>
    <meta:editing-cycles>20</meta:editing-cycles>
    <meta:editing-duration>PT4H38M8S</meta:editing-duration>
    <meta:document-statistic meta:table-count="0" meta:image-count="0" meta:object-count="0" meta:page-count="2" meta:paragraph-count="12" meta:word-count="633" meta:character-count="3513" meta:non-whitespace-character-count="2891"/>
    <meta:template xlink:type="simple" xlink:actuate="onRequest" xlink:title="" xlink:href="Normal.dotm"/>
  </office:meta>
</office:document-meta>
</file>